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language="fr" fo:country="FR" officeooo:rsid="001cab09" officeooo:paragraph-rsid="001cab0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1cab09" officeooo:paragraph-rsid="001cab09"/>
    </style:style>
    <style:style style:name="P3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1cab09" officeooo:paragraph-rsid="001cab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1cab09" officeooo:paragraph-rsid="001cab09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fr" fo:country="FR" style:text-underline-style="none" fo:font-weight="normal" officeooo:rsid="001cab09" officeooo:paragraph-rsid="001cab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0b230" officeooo:paragraph-rsid="0020b230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language="fr" fo:country="FR" style:text-underline-style="none" fo:font-weight="normal" officeooo:rsid="0020b230" officeooo:paragraph-rsid="0020b230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language="fr" fo:country="FR" style:text-underline-style="solid" style:text-underline-width="auto" style:text-underline-color="font-color" fo:font-weight="bold" officeooo:rsid="001cab09" officeooo:paragraph-rsid="001cab09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234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PL – LAURENT VERDIER</text:p>
      <text:p text:style-name="P2">Structure des fichiers de grammaire</text:p>
      <text:p text:style-name="P2"/>
      <text:p text:style-name="P2"/>
      <text:p text:style-name="P3">Fichiers BNF :</text:p>
      <text:p text:style-name="P3"/>
      <text:p text:style-name="P6">Le fichier doit commencer par une ligne ne comportant que « BNF » (sans guillemets).</text:p>
      <text:p text:style-name="P4">Un mot non terminal est représenté par : &lt;Non-Terminal&gt;</text:p>
      <text:p text:style-name="P4">Un mot terminal est représenté par : "Terminal"</text:p>
      <text:p text:style-name="P4">Une règle de remplacement est définie par : &lt;Non-Terminal&gt; ::= Expression</text:p>
      <text:p text:style-name="P4">où Expression est une suite de mots, terminaux ou non. Les règles sont écrites sur une ligne.</text:p>
      <text:p text:style-name="P4"><text:bookmark-start text:name="__DdeLink__3_493029155"/>Un mot non terminal peut être remplacé par plusieurs expressions différentes. Pour formaliser cela,</text:p>
      <text:p text:style-name="P4">on utilise le caractère " | " pour séparer les différentes expressions. Il est également possible de</text:p>
      <text:p text:style-name="P4">définir ces différentes règles en plusieurs fois.<text:bookmark-end text:name="__DdeLink__3_493029155"/></text:p>
      <text:p text:style-name="P4"/>
      <text:p text:style-name="P5">Exemple de grammaire fonctionnelle : </text:p>
      <text:p text:style-name="P5"/>
      <text:p text:style-name="P7">BNF</text:p>
      <text:p text:style-name="P7">&lt;S&gt; <text:s/>::= &lt;NP&gt; &lt;VP&gt;</text:p>
      <text:p text:style-name="P7">&lt;NP&gt; <text:s text:c="3"/>::= &lt;Det&gt; &lt;N&gt;</text:p>
      <text:p text:style-name="P7">&lt;NP&gt; ::= "I " | "she " | "he " | "Joe "</text:p>
      <text:p text:style-name="P7">&lt;VP&gt; <text:s text:c="3"/>::= &lt;V&gt; &lt;NP&gt; | &lt;VP&gt;</text:p>
      <text:p text:style-name="P7">&lt;Det&gt; ::= "a " | "the " | "my " | "his "</text:p>
      <text:p text:style-name="P7">&lt;N&gt; ::= "elephant " | "cat " | "jeans " | "suit "</text:p>
      <text:p text:style-name="P7">&lt;V&gt; ::= "kicked " | "followed " | "shot "</text:p>
      <text:p text:style-name="P8">Fichiers EBNF :</text:p>
      <text:p text:style-name="P3"/>
      <text:p text:style-name="P6">Le fichier doit commencer par une ligne ne comportant que « EBNF » (sans guillemets).</text:p>
      <text:p text:style-name="P3"><text:span text:style-name="T1">Un mot non terminal est représenté par : Non-Terminal</text:span></text:p>
      <text:p text:style-name="P3"><text:span text:style-name="T1">Un mot terminal est représenté par : "Terminal"</text:span></text:p>
      <text:p text:style-name="P3"><text:span text:style-name="T1">Une règle de remplacement est définie par : Non-Terminal = Expression</text:span></text:p>
      <text:p text:style-name="P3"><text:span text:style-name="T1">où Expression est une suite de mots, terminaux ou non séparés par des virgules.</text:span></text:p>
      <text:p text:style-name="P3"><text:span text:style-name="T1">La répétition est représentée par : {Expression}</text:span></text:p>
      <text:p text:style-name="P3"><text:span text:style-name="T1">Le nombre d’occurrences peut être précisé : {Expression}(min-max)</text:span></text:p>
      <text:p text:style-name="P3"><text:span text:style-name="T1">Si le nombre d'occurences souhaité n'est pas précisé on considère que le min = 0 et max = 100. ce maximum par défaut peur être modifié </text:span><text:span text:style-name="T2">en modifiant la valeur de la constante MAX_RANDOM dans la classe Production.</text:span></text:p>
      <text:p text:style-name="P4">Un mot non terminal peut être remplacé par plusieurs expressions différentes. Pour formaliser cela,</text:p>
      <text:p text:style-name="P4">on utilise le caractère " | " pour séparer les différentes expressions. Il est également possible de</text:p>
      <text:p text:style-name="P4">définir ces différentes règles en plusieurs fois.</text:p>
      <text:p text:style-name="P4"/>
      <text:p text:style-name="P6">Exemple de grammaire fonctionnelle :</text:p>
      <text:p text:style-name="P6"/>
      <text:p text:style-name="P6">EBNF</text:p>
      <text:p text:style-name="P6">S = {ch}(1-3), " ", {nb} , ",", {nb}, {ch}(1-3)</text:p>
      <text:p text:style-name="P6">nb = {ch}(3-3), " "</text:p>
      <text:p text:style-name="P6">ch = "0" | "1" | "2" | "3" | "4" | "5" | "6" | "7" | "8" | "9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5-02-25T16:04:04.844860291</meta:creation-date>
    <dc:date>2015-02-25T16:26:05.855575789</dc:date>
    <dc:creator>Thomas </dc:creator>
    <meta:editing-duration>PT6M4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7" meta:word-count="371" meta:character-count="2035" meta:non-whitespace-character-count="1692"/>
  </office:meta>
</office:document-meta>
</file>